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2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" svg:font-family="Consolas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1.558cm" fo:min-width="21.269cm" fo:padding-top="0.123cm" fo:padding-bottom="0.123cm" fo:padding-left="0.251cm" fo:padding-right="0.251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auto-grow-height="true" draw:auto-grow-width="false" fo:max-height="0cm" fo:min-height="13.543cm" draw:shadow-offset-x="0.203cm" draw:shadow-offset-y="0.203cm"/>
      <style:paragraph-properties style:writing-mode="lr-tb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2.792cm"/>
      <style:paragraph-properties style:writing-mode="lr-tb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co1" style:family="table-column">
      <style:table-column-properties style:column-width="7.443cm" style:use-optimal-column-width="false"/>
    </style:style>
    <style:style style:name="co2" style:family="table-column">
      <style:table-column-properties style:column-width="8.361cm" style:use-optimal-column-width="false"/>
    </style:style>
    <style:style style:name="co3" style:family="table-column">
      <style:table-column-properties style:column-width="7.902cm" style:use-optimal-column-width="false"/>
    </style:style>
    <style:style style:name="ro1" style:family="table-row">
      <style:table-row-properties style:row-height="3.098cm" style:use-optimal-row-height="false"/>
    </style:style>
    <style:style style:name="ro2" style:family="table-row">
      <style:table-row-properties style:row-height="3.102cm" style:use-optimal-row-height="false"/>
    </style:style>
    <style:style style:name="ce1" style:family="table-cell">
      <style:paragraph-properties fo:text-align="center"/>
      <style:text-properties style:font-name="Liberation Sans1" fo:font-size="36pt" style:font-size-asian="36pt" style:font-size-complex="36pt"/>
    </style:style>
    <style:style style:name="ce2" style:family="table-cell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ce3" style:family="table-cell">
      <style:paragraph-properties fo:text-align="center"/>
      <style:text-properties fo:color="#3333ff" style:font-name="Liberation Sans1" fo:font-size="26pt" style:font-size-asian="26pt" style:font-size-complex="26pt"/>
    </style:style>
    <style:style style:name="ce4" style:family="table-cell">
      <style:paragraph-properties fo:text-align="center"/>
      <style:text-properties fo:color="#00cc33" style:font-name="Liberation Sans1" fo:font-size="32pt" style:font-size-asian="32pt" style:font-size-complex="32pt"/>
    </style:style>
    <style:style style:name="ce5" style:family="table-cell">
      <style:paragraph-properties fo:text-align="center"/>
      <style:text-properties fo:color="#990099" style:font-name="Liberation Sans1" fo:font-size="32pt" style:font-size-asian="32pt" style:font-size-complex="32pt"/>
    </style:style>
    <style:style style:name="ce6" style:family="table-cell">
      <style:paragraph-properties fo:text-align="center"/>
      <style:text-properties fo:color="#ff3333" style:font-name="Liberation Sans1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2" style:family="paragraph">
      <style:paragraph-properties fo:margin-top="0cm" fo:margin-bottom="0cm" fo:line-height="120%" fo:text-align="start" style:writing-mode="lr-tb"/>
      <style:text-properties fo:font-size="2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5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18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2" style:family="paragraph">
      <loext:graphic-properties draw:fill="solid" draw:fill-color="#dddddd"/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text-align="center"/>
      <style:text-properties style:font-name="Liberation Sans1" fo:font-size="36pt" style:font-size-asian="36pt" style:font-size-complex="36pt"/>
    </style:style>
    <style:style style:name="P27" style:family="paragraph">
      <style:paragraph-properties fo:text-align="center"/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/>
      <style:text-properties fo:color="#3333ff" style:font-name="Liberation Sans1" fo:font-size="26pt" style:font-size-asian="26pt" style:font-size-complex="26pt"/>
    </style:style>
    <style:style style:name="P29" style:family="paragraph">
      <style:paragraph-properties fo:text-align="center"/>
      <style:text-properties fo:color="#00cc33" style:font-name="Liberation Sans1" fo:font-size="32pt" style:font-size-asian="32pt" style:font-size-complex="32pt"/>
    </style:style>
    <style:style style:name="P30" style:family="paragraph">
      <style:paragraph-properties fo:text-align="center"/>
      <style:text-properties fo:color="#990099" style:font-name="Liberation Sans1" fo:font-size="32pt" style:font-size-asian="32pt" style:font-size-complex="32pt"/>
    </style:style>
    <style:style style:name="P31" style:family="paragraph">
      <style:paragraph-properties fo:text-align="center"/>
      <style:text-properties fo:color="#ff3333" style:font-name="Liberation Sans1" fo:font-size="32pt" style:font-size-asian="32pt" style:font-size-complex="32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font-variant="normal" fo:text-transform="none" fo:color="#696464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Consolas" style:font-size-complex="28pt" style:font-style-complex="normal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23" style:family="text">
      <style:text-properties fo:font-variant="normal" fo:text-transform="none" fo:color="#00b05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Consolas" style:font-size-complex="32pt" style:font-style-complex="normal" style:font-weight-complex="bold"/>
    </style:style>
    <style:style style:name="T24" style:family="text">
      <style:text-properties fo:font-variant="normal" fo:text-transform="none" fo:color="#99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Consolas" style:font-size-complex="3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Arial3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32" style:family="text">
      <style:text-properties style:font-name="Liberation Sans1" fo:font-size="36pt" style:font-size-asian="36pt" style:font-size-complex="36pt"/>
    </style:style>
    <style:style style:name="T33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color="#3333ff" style:font-name="Liberation Sans1" fo:font-size="26pt" style:font-size-asian="26pt" style:font-size-complex="26pt"/>
    </style:style>
    <style:style style:name="T35" style:family="text">
      <style:text-properties fo:color="#00cc33" style:font-name="Liberation Sans1" fo:font-size="32pt" style:font-size-asian="32pt" style:font-size-complex="32pt"/>
    </style:style>
    <style:style style:name="T36" style:family="text">
      <style:text-properties fo:color="#990099" style:font-name="Liberation Sans1" fo:font-size="32pt" style:font-size-asian="32pt" style:font-size-complex="32pt"/>
    </style:style>
    <style:style style:name="T37" style:family="text">
      <style:text-properties fo:color="#ff3333" style:font-name="Liberation Sans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type-casting</text:span><text:span text:style-name="T1"><text:line-break/></text:span><text:span text:style-name="T1">Real-Time Type Information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</text:span><text:span text:style-name="T3">+</text:span><text:span text:style-name="T3">+ </text:span><text:span text:style-name="T3">s</text:span><text:span text:style-name="T3">t</text:span><text:span text:style-name="T3">y</text:span><text:span text:style-name="T3">l</text:span><text:span text:style-name="T3">e </text:span><text:span text:style-name="T3">c</text:span><text:span text:style-name="T3">a</text:span><text:span text:style-name="T3">s</text:span><text:span text:style-name="T3">ti</text:span><text:span text:style-name="T3">n</text:span><text:span text:style-name="T3">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p text:style-name="P9"><text:span text:style-name="T5"/></text:p>
            <text:list text:style-name="L4">
              <text:list-item>
                <text:p text:style-name="P9"><text:span text:style-name="T6">reinterpret_cast</text:span><text:span text:style-name="T7">&lt;type&gt;(expression) </text:span></text:p>
              </text:list-item>
            </text:list>
            <text:list text:style-name="L3">
              <text:list-item>
                <text:p text:style-name="P9"><text:span text:style-name="T6">static_cast</text:span><text:span text:style-name="T7">&lt;type&gt;(expression) </text:span></text:p>
              </text:list-item>
              <text:list-item>
                <text:p text:style-name="P9"><text:span text:style-name="T6">dynamic_cast</text:span><text:span text:style-name="T7">&lt;type&gt;(expression) 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1" draw:layer="layout" svg:width="14.212cm" svg:height="10.659cm" svg:x="2.753cm" svg:y="2.16cm" draw:page-number="2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969cm" svg:x="0.847cm" svg:y="4.445cm" presentation:class="outline" presentation:user-transformed="true">
          <draw:text-box>
            <text:list text:style-name="L3">
              <text:list-item>
                <text:p text:style-name="P10"><text:span text:style-name="T9">Reinterpret byte patterns.</text:span></text:p>
              </text:list-item>
              <text:list-item>
                <text:p text:style-name="P10"><text:span text:style-name="T9">Circumvents type checking.</text:span></text:p>
              </text:list-item>
              <text:list-item>
                <text:p text:style-name="P10"><text:span text:style-name="T9">Implementation-dependent.</text:span></text:p>
              </text:list-item>
              <text:list-item>
                <text:p text:style-name="P10"><text:span text:style-name="T9">(Should be) used rarely.</text:span></text:p>
              </text:list-item>
              <text:list-item>
                <text:p text:style-name="P10"><text:span text:style-name="T9">Legitimate use example: writing image files </text:span><text:span text:style-name="T10">(folder 4)</text:span><text:span text:style-name="T9">. </text:span></text:p>
              </text:list-item>
              <text:list-item>
                <text:p text:style-name="P10"><text:span text:style-name="T9">Very dangerous! </text:span><text:span text:style-name="T11">(folder 5)</text:span><text:span text:style-name="T9">.</text:span></text:p>
                <text:p text:style-name="P10"><text:span text:style-name="T12"/></text:p>
                <text:p text:style-name="P10"><text:span text:style-name="T9"/></text:p>
              </text:list-item>
            </text:list>
          </draw:text-box>
        </draw:frame>
        <draw:custom-shape draw:name="Rectangle 4" draw:style-name="gr2" draw:text-style-name="P13" draw:layer="layout" svg:width="21.77cm" svg:height="1.803cm" svg:x="1.116cm" svg:y="2.54cm">
          <text:p text:style-name="P12"><text:span text:style-name="T13">reinterpret_cast</text:span><text:span text:style-name="T14">&lt;type&gt;(expression) </text:span><text:span text:style-name="T14"><text:line-break/></text:span><text:span text:style-name="T14"/></text:p>
          <text:p text:style-name="P12"><text:span text:style-name="T14"><text:line-break/></text:span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4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7" draw:layer="layout" svg:width="24.552cm" svg:height="13.757cm" svg:x="0.423cm" svg:y="4.868cm" presentation:class="outline" presentation:user-transformed="true">
          <draw:text-box>
            <text:p text:style-name="P10"><text:span text:style-name="T9">When conversion method is known during compilation:</text:span></text:p>
            <text:list text:style-name="L5">
              <text:list-item>
                <text:list>
                  <text:list-item>
                    <text:p text:style-name="P15"><text:span text:style-name="T9">double→int, int→double, etc.</text:span></text:p>
                  </text:list-item>
                  <text:list-item>
                    <text:p text:style-name="P15"><text:span text:style-name="T9">Conversion operator / conversion constructor.</text:span></text:p>
                  </text:list-item>
                  <text:list-item>
                    <text:p text:style-name="P15"><text:span text:style-name="T9">up-cast – Circle→Shape, Circle*→Shape*. </text:span></text:p>
                    <text:p text:style-name="P15"><text:span text:style-name="T9"/></text:p>
                  </text:list-item>
                </text:list>
              </text:list-item>
            </text:list>
            <text:p text:style-name="P16"><text:span text:style-name="T15">Safer that “old-style” casts</text:span></text:p>
            <text:list text:continue-numbering="true" text:style-name="L5">
              <text:list-item>
                <text:list>
                  <text:list-item>
                    <text:p text:style-name="P15"><text:span text:style-name="T9">e.g. won’t cast </text:span><text:span text:style-name="T7">int*</text:span><text:span text:style-name="T8"> to </text:span><text:span text:style-name="T7">float*</text:span></text:p>
                  </text:list-item>
                </text:list>
              </text:list-item>
            </text:list>
            <text:p text:style-name="P10"><text:span text:style-name="T8">Failure causes a compiler error</text:span></text:p>
            <text:list text:continue-numbering="true" text:style-name="L5">
              <text:list-item>
                <text:list>
                  <text:list-item>
                    <text:p text:style-name="P15"><text:span text:style-name="T8">No dynamic checking is done</text:span></text:p>
                  </text:list-item>
                </text:list>
              </text:list-item>
            </text:list>
          </draw:text-box>
        </draw:frame>
        <draw:custom-shape draw:name="Rectangle 4" draw:style-name="gr3" draw:text-style-name="P18" draw:layer="layout" svg:width="21.77cm" svg:height="1.803cm" svg:x="0.847cm" svg:y="2.752cm">
          <text:p text:style-name="P12"><text:span text:style-name="T13">static_cast</text:span><text:span text:style-name="T14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 </text:span><text:span text:style-name="T16">(folder 4)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9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7"><text:page-number>&lt;number&gt;</text:page-number></text:span></text:p>
            </draw:text-box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5" draw:text-style-name="P14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7" draw:layer="layout" svg:width="11.769cm" svg:height="13.757cm" svg:x="0.423cm" svg:y="4.868cm" presentation:class="outline" presentation:user-transformed="true">
          <draw:text-box>
            <text:p text:style-name="P10"><text:span text:style-name="T18">reinterpret_cast</text:span><text:span text:style-name="T8"> does not do anything at runtime.</text:span></text:p>
            <text:p text:style-name="P10"><text:span text:style-name="T8"/></text:p>
            <text:p text:style-name="P10"><text:span text:style-name="T18">static_cast</text:span><text:span text:style-name="T8"> does at runtime a conversion determined at compile time.</text:span></text:p>
            <text:p text:style-name="P10"><text:span text:style-name="T8"/></text:p>
            <text:p text:style-name="P10"><text:span text:style-name="T8">Copy&amp;paste into godbolt.org to see.</text:span></text:p>
          </draw:text-box>
        </draw:frame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tatic_cast vs reinterpret_cast</text:span></text:p>
          </draw:text-box>
        </draw:frame>
        <draw:frame draw:style-name="gr4" draw:text-style-name="P22" draw:layer="layout" svg:width="10.922cm" svg:height="13.793cm" svg:x="13.97cm" svg:y="5.588cm">
          <draw:text-box>
            <text:p><text:span text:style-name="T19">int main() {</text:span></text:p>
            <text:p><text:span text:style-name="T19"><text:s text:c="4"/></text:span><text:span text:style-name="T19">int i = 5;</text:span></text:p>
            <text:p><text:span text:style-name="T19"><text:s text:c="4"/></text:span><text:span text:style-name="T19">double d;</text:span></text:p>
            <text:p><text:span text:style-name="T19"><text:s text:c="4"/></text:span><text:span text:style-name="T19">d = (double)i;</text:span></text:p>
            <text:p><text:span text:style-name="T19"><text:s text:c="4"/></text:span><text:span text:style-name="T19">d = static_cast&lt;double&gt;(i);</text:span></text:p>
            <text:p><text:span text:style-name="T19"><text:s text:c="4"/></text:span><text:span text:style-name="T19">int&amp; ir = i;</text:span></text:p>
            <text:p><text:span text:style-name="T19"><text:s text:c="4"/></text:span><text:span text:style-name="T19">double&amp; dr0 = (double&amp;)ir;</text:span></text:p>
            <text:p><text:span text:style-name="T19"><text:s text:c="4"/></text:span><text:span text:style-name="T19">double&amp; dr = reinterpret_cast&lt;double&amp;&gt;(ir);</text:span></text:p>
            <text:p><text:span text:style-name="T19">}</text:span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9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17"><text:page-number>&lt;number&gt;</text:page-number></text:span></text:p>
            </draw:text-box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757cm" svg:x="0.847cm" svg:y="4.657cm" presentation:class="outline" presentation:user-transformed="true">
          <draw:text-box>
            <text:p text:style-name="P23"><text:span text:style-name="T20">Enables run-time type checking:</text:span></text:p>
            <text:p text:style-name="P23"><text:span text:style-name="T20"/></text:p>
            <text:p text:style-name="P23"><text:span text:style-name="T20">When </text:span><text:span text:style-name="T21">expression </text:span><text:span text:style-name="T22">is a </text:span><text:span text:style-name="T23">pointer</text:span><text:span text:style-name="T21">:</text:span></text:p>
            <text:list text:style-name="L4">
              <text:list-item>
                <text:list>
                  <text:list-item>
                    <text:p text:style-name="P15"><text:span text:style-name="T22">Returns a valid pointer if </text:span><text:span text:style-name="T21">expression </text:span><text:span text:style-name="T22">really points to type </text:span><text:span text:style-name="T21">T</text:span></text:p>
                  </text:list-item>
                  <text:list-item>
                    <text:p text:style-name="P15"><text:span text:style-name="T22">null pointer value otherwise</text:span></text:p>
                  </text:list-item>
                </text:list>
              </text:list-item>
            </text:list>
            <text:p text:style-name="P24"><text:span text:style-name="T22"/></text:p>
          </draw:text-box>
        </draw:frame>
        <draw:custom-shape draw:name="Rectangle 4" draw:style-name="gr2" draw:text-style-name="P13" draw:layer="layout" svg:width="21.77cm" svg:height="1.803cm" svg:x="1.058cm" svg:y="2.752cm">
          <text:p text:style-name="P12"><text:span text:style-name="T13">dynamic_cast</text:span><text:span text:style-name="T14">&lt;T&gt;(expression)</text:span><text:span text:style-name="T14"><text:line-break/></text:span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757cm" svg:x="0.847cm" svg:y="4.657cm" presentation:class="outline" presentation:user-transformed="true">
          <draw:text-box>
            <text:p text:style-name="P23"><text:span text:style-name="T20">Enables run-time type checking:</text:span></text:p>
            <text:p text:style-name="P23"><text:span text:style-name="T20"/></text:p>
            <text:p text:style-name="P23"><text:span text:style-name="T20">When </text:span><text:span text:style-name="T21">expression </text:span><text:span text:style-name="T22">is a </text:span><text:span text:style-name="T24">reference</text:span><text:span text:style-name="T21">:</text:span></text:p>
            <text:list text:style-name="L4">
              <text:list-item>
                <text:list>
                  <text:list-item>
                    <text:p text:style-name="P15"><text:span text:style-name="T22">Returns a valid reference if </text:span><text:span text:style-name="T21">expression <text:s/></text:span><text:span text:style-name="T22">is really of type </text:span><text:span text:style-name="T21">T</text:span></text:p>
                  </text:list-item>
                  <text:list-item>
                    <text:p text:style-name="P15"><text:span text:style-name="T22">Throws an exception when it fails (“</text:span><text:span text:style-name="T21">bad_cast</text:span><text:span text:style-name="T22">”)</text:span></text:p>
                  </text:list-item>
                </text:list>
              </text:list-item>
            </text:list>
            <text:p text:style-name="P24"><text:span text:style-name="T22"/></text:p>
          </draw:text-box>
        </draw:frame>
        <draw:custom-shape draw:name="Rectangle 4" draw:style-name="gr2" draw:text-style-name="P13" draw:layer="layout" svg:width="21.77cm" svg:height="1.803cm" svg:x="1.058cm" svg:y="2.752cm">
          <text:p text:style-name="P12"><text:span text:style-name="T13">dynamic_cast</text:span><text:span text:style-name="T14">&lt;T&gt;(expression)</text:span><text:span text:style-name="T14"><text:line-break/></text:span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7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25"><text:span text:style-name="T25"/></text:p>
            <text:p text:style-name="P25"><text:span text:style-name="T25">Shape* s = container.pop(); </text:span><text:span text:style-name="T25"><text:line-break/></text:span><text:span text:style-name="T25">Circle* c = </text:span><text:span text:style-name="T5">dynamic_cast</text:span><text:span text:style-name="T25">&lt;Circle*&gt;(s); </text:span><text:span text:style-name="T25"><text:line-break/></text:span><text:span text:style-name="T5">if</text:span><text:span text:style-name="T25"> (c != nullptr) {</text:span><text:span text:style-name="T26">// c is a circle </text:span><text:span text:style-name="T26"><text:line-break/></text:span><text:span text:style-name="T25"> </text:span><text:span text:style-name="T26"><text:s text:c="2"/></text:span><text:span text:style-name="T25">c-&gt;setRadius(42);</text:span></text:p>
            <text:p text:style-name="P25"><text:span text:style-name="T25">} </text:span><text:span text:style-name="T5">else</text:span><text:span text:style-name="T25"> {</text:span><text:span text:style-name="T25"><text:line-break/></text:span><text:span text:style-name="T25">   ...</text:span></text:p>
            <text:p text:style-name="P25"><text:span text:style-name="T25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8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7">class</text:span><text:span text:style-name="T28"> Circle : </text:span><text:span text:style-name="T27">public</text:span><text:span text:style-name="T28"> Shape </text:span><text:span text:style-name="T28"><text:line-break/></text:span><text:span text:style-name="T28">{ </text:span><text:span text:style-name="T28"><text:line-break/></text:span><text:span text:style-name="T28">   </text:span><text:span text:style-name="T27">virtual</text:span><text:span text:style-name="T28"> </text:span><text:span text:style-name="T27">void</text:span><text:span text:style-name="T28"> draw(); </text:span><text:span text:style-name="T28"><text:line-break/></text:span><text:span text:style-name="T28">} </text:span><text:span text:style-name="T28"><text:line-break/></text:span><text:span text:style-name="T27">class</text:span><text:span text:style-name="T28"> Date : </text:span><text:span text:style-name="T27">public</text:span><text:span text:style-name="T28"> Time </text:span><text:span text:style-name="T28"><text:line-break/></text:span><text:span text:style-name="T28">{ </text:span><text:span text:style-name="T28"><text:line-break/></text:span><text:span text:style-name="T28">    </text:span><text:span text:style-name="T29">// Time has no virtual functions </text:span><text:span text:style-name="T29"><text:line-break/></text:span><text:span text:style-name="T28">} </text:span><text:span text:style-name="T28"><text:line-break/></text:span><text:span text:style-name="T27">void</text:span><text:span text:style-name="T28"> foo(Shape * s, Time * t) </text:span><text:span text:style-name="T28"><text:line-break/></text:span><text:span text:style-name="T28">{ </text:span><text:span text:style-name="T28"><text:line-break/></text:span><text:span text:style-name="T28">   Circle * c =</text:span></text:p>
            <text:p text:style-name="P10"><text:span text:style-name="T28"><text:s text:c="4"/></text:span><text:span text:style-name="T27">dynamic_cast</text:span><text:span text:style-name="T28">&lt;Circle*&gt;( s ); </text:span><text:span text:style-name="T29">//ok </text:span><text:span text:style-name="T29"><text:line-break/></text:span><text:span text:style-name="T29"> <text:s text:c="2"/></text:span><text:span text:style-name="T28">Date * date = <text:s/></text:span></text:p>
            <text:p text:style-name="P10"><text:span text:style-name="T28"><text:s text:c="4"/></text:span><text:span text:style-name="T27">dynamic_cast</text:span><text:span text:style-name="T28">&lt;Date*&gt;( t ); </text:span><text:span text:style-name="T30">//compilation error </text:span><text:span text:style-name="T29"><text:line-break/></text:span><text:span text:style-name="T28">} </text:span><text:span text:style-name="T28"><text:line-break/></text:span><text:span text:style-name="T28"/></text:p>
            <text:p text:style-name="P10"><text:span text:style-name="T28"><text:line-break/></text:span><text:span text:style-name="T28"/></text:p>
          </draw:text-box>
        </draw:fram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1.018cm" presentation:class="title" presentation:user-transformed="true">
          <draw:text-box>
            <text:p text:style-name="P6"><text:span text:style-name="T31">Cast comparis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705cm" svg:height="16.207cm" svg:x="0.847cm" svg:y="2.5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6"><text:span text:style-name="T32">Compile-time</text:span></text:p>
              </table:table-cell>
              <table:table-cell>
                <text:p text:style-name="P26"><text:span text:style-name="T32">Run-time</text:span></text:p>
              </table:table-cell>
            </table:table-row>
            <table:table-row table:style-name="ro1">
              <table:table-cell table:style-name="ce2">
                <text:p text:style-name="P27"><text:span text:style-name="T33">reinterpret_cast</text:span></text:p>
              </table:table-cell>
              <table:table-cell table:style-name="ce3">
                <text:p text:style-name="P28"><text:span text:style-name="T34">Check that source, target are pointers / refs</text:span></text:p>
              </table:table-cell>
              <table:table-cell table:style-name="ce4">
                <text:p text:style-name="P29"><text:span text:style-name="T35">nothing</text:span></text:p>
              </table:table-cell>
            </table:table-row>
            <table:table-row table:style-name="ro1">
              <table:table-cell table:style-name="ce2">
                <text:p text:style-name="P27"><text:span text:style-name="T33">static_cast</text:span></text:p>
              </table:table-cell>
              <table:table-cell table:style-name="ce3">
                <text:p text:style-name="P28"><text:span text:style-name="T34">Check that there is a conversion source→target </text:span></text:p>
              </table:table-cell>
              <table:table-cell table:style-name="ce5">
                <text:p text:style-name="P30"><text:span text:style-name="T36">Fixed conversion</text:span></text:p>
              </table:table-cell>
            </table:table-row>
            <table:table-row table:style-name="ro1">
              <table:table-cell table:style-name="ce2">
                <text:p text:style-name="P27"><text:span text:style-name="T33">dynamic_cast</text:span></text:p>
              </table:table-cell>
              <table:table-cell table:style-name="ce3">
                <text:p text:style-name="P28"><text:span text:style-name="T34">Check that the class is polymorphic</text:span></text:p>
              </table:table-cell>
              <table:table-cell table:style-name="ce6">
                <text:p text:style-name="P31"><text:span text:style-name="T37">Expensive check</text:span></text:p>
              </table:table-cell>
            </table:table-row>
            <table:table-row table:style-name="ro2">
              <table:table-cell table:style-name="ce2"/>
              <table:table-cell table:style-name="ce3"/>
              <table:table-cell table:style-name="ce6"/>
            </table:table-row>
          </table:table>
          <draw:image xlink:href="Pictures/TablePreview1.svm" xlink:type="simple" xlink:show="embed" xlink:actuate="onLoad"/>
        </draw:frame>
        <draw:custom-shape draw:name="Text Box 4" draw:style-name="gr5" draw:text-style-name="P3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7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2" svg:font-family="Consolas"/>
    <style:font-face style:name="Arial4" svg:font-family="Arial" style:font-family-generic="modern"/>
    <style:font-face style:name="Consolas1" svg:font-family="Consolas" style:font-family-generic="modern"/>
    <style:font-face style:name="Consolas" svg:font-family="Consolas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1">21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 </text:span><text:span text:style-name="MT5">ס</text:span><text:span text:style-name="MT5">ג</text:span><text:span text:style-name="MT5">נ</text:span><text:span text:style-name="MT5">ו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21">21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291</meta:editing-cycles>
    <meta:print-date>1999-11-04T13:06:28</meta:print-date>
    <meta:creation-date>1999-10-10T10:49:40</meta:creation-date>
    <dc:date>2021-04-21T15:04:41.165443244</dc:date>
    <meta:editing-duration>P29DT14H6M10S</meta:editing-duration>
    <meta:generator>LibreOffice/6.4.6.2$Linux_X86_64 LibreOffice_project/40$Build-2</meta:generator>
    <dc:creator>Erel Segal-Halevi</dc:creator>
    <meta:document-statistic meta:object-count="137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